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left="-0.2in" fo:margin-right="0in" fo:line-height="150%" fo:text-indent="0in" style:auto-text-indent="false">
        <style:tab-stops/>
      </style:paragraph-properties>
      <style:text-properties officeooo:paragraph-rsid="000462c1"/>
    </style:style>
    <style:style style:name="P2" style:family="paragraph" style:parent-style-name="Standard">
      <loext:graphic-properties draw:fill-gradient-name="gradient" draw:fill-hatch-name="hatch"/>
      <style:paragraph-properties fo:margin-left="0.2in" fo:margin-right="0in" fo:line-height="150%" fo:text-indent="-0.2in" style:auto-text-indent="false">
        <style:tab-stops/>
      </style:paragraph-properties>
      <style:text-properties fo:font-size="14pt" officeooo:paragraph-rsid="0005786d" style:font-size-asian="14pt" style:font-size-complex="14pt"/>
    </style:style>
    <style:style style:name="P3" style:family="paragraph" style:parent-style-name="Standard">
      <loext:graphic-properties draw:fill-gradient-name="gradient" draw:fill-hatch-name="hatch"/>
      <style:paragraph-properties fo:margin-left="0.2in" fo:margin-right="0in" fo:line-height="150%" fo:text-indent="-0.2in" style:auto-text-indent="false">
        <style:tab-stops/>
      </style:paragraph-properties>
      <style:text-properties fo:font-size="14pt" officeooo:paragraph-rsid="0005786d" style:font-size-asian="14pt" style:font-size-complex="14pt"/>
    </style:style>
    <style:style style:name="P4" style:family="paragraph" style:parent-style-name="Standard" style:list-style-name="L7">
      <loext:graphic-properties draw:fill-gradient-name="gradient" draw:fill-hatch-name="hatch"/>
      <style:paragraph-properties fo:margin-left="0in" fo:margin-right="0in" fo:line-height="100%" fo:text-indent="0in" style:auto-text-indent="false">
        <style:tab-stops/>
      </style:paragraph-properties>
      <style:text-properties fo:font-size="14pt" officeooo:paragraph-rsid="00060a4d" style:font-size-asian="14pt" style:font-size-complex="14pt"/>
    </style:style>
    <style:style style:name="P5" style:family="paragraph" style:parent-style-name="Standard" style:list-style-name="L2">
      <loext:graphic-properties draw:fill-gradient-name="gradient" draw:fill-hatch-name="hatch"/>
      <style:paragraph-properties fo:margin-left="0in" fo:margin-right="0in" fo:line-height="100%" fo:text-indent="0in" style:auto-text-indent="false"/>
      <style:text-properties fo:font-size="10.5pt" officeooo:paragraph-rsid="00060a4d" style:font-size-asian="10.5pt" style:font-size-complex="10.5pt"/>
    </style:style>
    <style:style style:name="P6" style:family="paragraph" style:parent-style-name="Standard" style:list-style-name="L8">
      <loext:graphic-properties draw:fill-gradient-name="gradient" draw:fill-hatch-name="hatch"/>
      <style:paragraph-properties fo:margin-left="0in" fo:margin-right="0in" fo:line-height="100%" fo:text-indent="0in" style:auto-text-indent="false">
        <style:tab-stops/>
      </style:paragraph-properties>
      <style:text-properties fo:font-size="10.5pt" officeooo:paragraph-rsid="00060a4d" style:font-size-asian="10.5pt" style:font-size-complex="10.5pt"/>
    </style:style>
    <style:style style:name="P7" style:family="paragraph" style:parent-style-name="Standard" style:list-style-name="L9">
      <loext:graphic-properties draw:fill-gradient-name="gradient" draw:fill-hatch-name="hatch"/>
      <style:paragraph-properties fo:margin-left="0in" fo:margin-right="0in" fo:line-height="100%" fo:text-indent="0in" style:auto-text-indent="false">
        <style:tab-stops/>
      </style:paragraph-properties>
      <style:text-properties fo:font-size="10.5pt" officeooo:paragraph-rsid="00060a4d" style:font-size-asian="10.5pt" style:font-size-complex="10.5pt"/>
    </style:style>
    <style:style style:name="P8" style:family="paragraph" style:parent-style-name="Standard" style:list-style-name="L8">
      <loext:graphic-properties draw:fill-gradient-name="gradient" draw:fill-hatch-name="hatch"/>
      <style:paragraph-properties fo:margin-left="0in" fo:margin-right="0in" fo:line-height="100%" fo:text-indent="0in" style:auto-text-indent="false">
        <style:tab-stops/>
      </style:paragraph-properties>
      <style:text-properties fo:font-size="12pt" fo:font-weight="bold" officeooo:paragraph-rsid="00060a4d" style:font-size-asian="12pt" style:font-weight-asian="bold" style:font-size-complex="12pt" style:font-weight-complex="bold"/>
    </style:style>
    <style:style style:name="P9" style:family="paragraph" style:parent-style-name="Standard">
      <loext:graphic-properties draw:fill-gradient-name="gradient" draw:fill-hatch-name="hatch"/>
      <style:paragraph-properties fo:margin-left="0.1598in" fo:margin-right="0in" fo:line-height="100%" fo:text-indent="-0.1598in" style:auto-text-indent="false" fo:break-before="page"/>
      <style:text-properties style:font-name="DejaVu Sans" fo:font-size="10pt" fo:font-weight="bold" officeooo:rsid="0005786d" officeooo:paragraph-rsid="0005786d" style:font-size-asian="10pt" style:font-weight-asian="bold" style:font-size-complex="10pt" style:font-weight-complex="bold"/>
    </style:style>
    <style:style style:name="P10" style:family="paragraph" style:parent-style-name="Standard" style:list-style-name="L4">
      <loext:graphic-properties draw:fill-gradient-name="gradient" draw:fill-hatch-name="hatch"/>
      <style:paragraph-properties fo:margin-left="0.1598in" fo:margin-right="0in" fo:line-height="100%" fo:text-indent="-0.1598in" style:auto-text-indent="false">
        <style:tab-stops/>
      </style:paragraph-properties>
      <style:text-properties style:font-name="DejaVu Sans" fo:font-size="10pt" fo:font-weight="bold" officeooo:paragraph-rsid="00060a4d" style:font-size-asian="10pt" style:font-weight-asian="bold" style:font-size-complex="10pt" style:font-weight-complex="bold"/>
    </style:style>
    <style:style style:name="P11" style:family="paragraph" style:parent-style-name="Standard" style:list-style-name="L6">
      <loext:graphic-properties draw:fill-gradient-name="gradient" draw:fill-hatch-name="hatch"/>
      <style:paragraph-properties fo:margin-left="0.1598in" fo:margin-right="0in" fo:line-height="100%" fo:text-indent="-0.1598in" style:auto-text-indent="false">
        <style:tab-stops/>
      </style:paragraph-properties>
      <style:text-properties style:font-name="DejaVu Sans" fo:font-size="10pt" fo:font-weight="bold" officeooo:paragraph-rsid="00060a4d" style:font-size-asian="10pt" style:font-weight-asian="bold" style:font-size-complex="10pt" style:font-weight-complex="bold"/>
    </style:style>
    <style:style style:name="P12" style:family="paragraph" style:parent-style-name="Standard" style:list-style-name="L2">
      <loext:graphic-properties draw:fill-gradient-name="gradient" draw:fill-hatch-name="hatch"/>
      <style:paragraph-properties fo:margin-left="0.1598in" fo:margin-right="0in" fo:line-height="100%" fo:text-indent="-0.1598in" style:auto-text-indent="false"/>
      <style:text-properties style:font-name="DejaVu Sans" fo:font-size="10pt" officeooo:paragraph-rsid="0005786d" style:font-size-asian="10pt" style:font-size-complex="10pt"/>
    </style:style>
    <style:style style:name="P13" style:family="paragraph" style:parent-style-name="Standard" style:list-style-name="L2">
      <loext:graphic-properties draw:fill-gradient-name="gradient" draw:fill-hatch-name="hatch"/>
      <style:paragraph-properties fo:margin-left="0.1598in" fo:margin-right="0in" fo:line-height="100%" fo:text-indent="-0.1598in" style:auto-text-indent="false"/>
      <style:text-properties style:font-name="DejaVu Sans" fo:font-size="10pt" officeooo:paragraph-rsid="00060a4d" style:font-size-asian="10pt" style:font-size-complex="10pt"/>
    </style:style>
    <style:style style:name="P14" style:family="paragraph" style:parent-style-name="Standard" style:list-style-name="L4">
      <loext:graphic-properties draw:fill-gradient-name="gradient" draw:fill-hatch-name="hatch"/>
      <style:paragraph-properties fo:margin-left="0.1598in" fo:margin-right="0in" fo:line-height="100%" fo:text-indent="-0.1598in" style:auto-text-indent="false">
        <style:tab-stops/>
      </style:paragraph-properties>
      <style:text-properties style:font-name="DejaVu Sans" fo:font-size="10pt" officeooo:paragraph-rsid="0005786d" style:font-size-asian="10pt" style:font-size-complex="10pt"/>
    </style:style>
    <style:style style:name="P15" style:family="paragraph" style:parent-style-name="Standard" style:list-style-name="L4">
      <loext:graphic-properties draw:fill-gradient-name="gradient" draw:fill-hatch-name="hatch"/>
      <style:paragraph-properties fo:margin-left="0.1598in" fo:margin-right="0in" fo:line-height="100%" fo:text-indent="-0.1598in" style:auto-text-indent="false">
        <style:tab-stops/>
      </style:paragraph-properties>
      <style:text-properties style:font-name="DejaVu Sans" fo:font-size="10pt" officeooo:paragraph-rsid="00060a4d" style:font-size-asian="10pt" style:font-size-complex="10pt"/>
    </style:style>
    <style:style style:name="P16" style:family="paragraph" style:parent-style-name="Standard" style:list-style-name="L5">
      <loext:graphic-properties draw:fill-gradient-name="gradient" draw:fill-hatch-name="hatch"/>
      <style:paragraph-properties fo:margin-left="0.1598in" fo:margin-right="0in" fo:line-height="100%" fo:text-indent="-0.1598in" style:auto-text-indent="false">
        <style:tab-stops/>
      </style:paragraph-properties>
      <style:text-properties style:font-name="DejaVu Sans" fo:font-size="10pt" officeooo:paragraph-rsid="00060a4d" style:font-size-asian="10pt" style:font-size-complex="10pt"/>
    </style:style>
    <style:style style:name="P17" style:family="paragraph" style:parent-style-name="Standard" style:list-style-name="L6">
      <loext:graphic-properties draw:fill-gradient-name="gradient" draw:fill-hatch-name="hatch"/>
      <style:paragraph-properties fo:margin-left="0.1598in" fo:margin-right="0in" fo:line-height="100%" fo:text-indent="-0.1598in" style:auto-text-indent="false">
        <style:tab-stops/>
      </style:paragraph-properties>
      <style:text-properties style:font-name="DejaVu Sans" fo:font-size="10pt" officeooo:paragraph-rsid="00060a4d" style:font-size-asian="10pt" style:font-size-complex="10pt"/>
    </style:style>
    <style:style style:name="P18" style:family="paragraph" style:parent-style-name="Standard" style:list-style-name="L7">
      <loext:graphic-properties draw:fill-gradient-name="gradient" draw:fill-hatch-name="hatch"/>
      <style:paragraph-properties fo:margin-left="0.1598in" fo:margin-right="0in" fo:line-height="100%" fo:text-indent="-0.1598in" style:auto-text-indent="false">
        <style:tab-stops/>
      </style:paragraph-properties>
      <style:text-properties style:font-name="DejaVu Sans" fo:font-size="10pt" officeooo:paragraph-rsid="00060a4d" style:font-size-asian="10pt" style:font-size-complex="10pt"/>
    </style:style>
    <style:style style:name="P19" style:family="paragraph" style:parent-style-name="Standard" style:list-style-name="L3">
      <loext:graphic-properties draw:fill-gradient-name="gradient" draw:fill-hatch-name="hatch"/>
      <style:paragraph-properties fo:margin-left="0.2in" fo:margin-right="0in" fo:line-height="150%" fo:text-indent="-0.2in" style:auto-text-indent="false">
        <style:tab-stops/>
      </style:paragraph-properties>
      <style:text-properties style:font-name="DejaVu Sans" fo:font-size="14pt" officeooo:paragraph-rsid="000462c1" style:font-size-asian="14pt" style:font-size-complex="14pt"/>
    </style:style>
    <style:style style:name="P20" style:family="paragraph" style:parent-style-name="Standard" style:list-style-name="L2">
      <loext:graphic-properties draw:fill-gradient-name="gradient" draw:fill-hatch-name="hatch"/>
      <style:paragraph-properties fo:line-height="150%"/>
      <style:text-properties style:font-name="DejaVu Sans" fo:font-size="14pt" officeooo:paragraph-rsid="0005786d" style:font-size-asian="14pt" style:font-size-complex="14pt"/>
    </style:style>
    <style:style style:name="P21" style:family="paragraph" style:parent-style-name="Standard">
      <style:text-properties style:font-name="DejaVu Sans" fo:font-size="14pt" style:font-size-asian="14pt" style:font-size-complex="14pt"/>
    </style:style>
    <style:style style:name="T1" style:family="text">
      <style:text-properties officeooo:rsid="0005786d"/>
    </style:style>
    <style:style style:name="T2" style:family="text">
      <style:text-properties officeooo:rsid="00060a4d"/>
    </style:style>
    <style:style style:name="T3" style:family="text">
      <style:text-properties fo:font-size="12pt" fo:font-weight="bold" officeooo:rsid="0005786d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0060a4d" style:font-size-asian="12pt" style:font-weight-asian="bold" style:font-size-complex="12pt" style:font-weight-complex="bold"/>
    </style:style>
    <style:style style:name="T5" style:family="text">
      <style:text-properties fo:font-weight="bold" officeooo:rsid="00060a4d" style:font-weight-asian="bold" style:font-weight-complex="bold"/>
    </style:style>
    <style:style style:name="T6" style:family="text">
      <style:text-properties fo:font-weight="bold" officeooo:rsid="0005786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4" fo:column-gap="0in">
          <style:column style:rel-width="16383*" fo:start-indent="0in" fo:end-indent="0in"/>
          <style:column style:rel-width="16383*" fo:start-indent="0in" fo:end-indent="0in"/>
          <style:column style:rel-width="16383*" fo:start-indent="0in" fo:end-indent="0in"/>
          <style:column style:rel-width="16386*" fo:start-indent="0in" fo:end-indent="0in"/>
        </style:columns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section text:style-name="Sect1" text:name="Section1">
        <text:list xml:id="list3075739503" text:style-name="L2">
          <text:list-item>
            <text:p text:style-name="P20"><text:span text:style-name="T1">g</text:span>lacial</text:p>
          </text:list-item>
          <text:list-item>
            <text:p text:style-name="P20">crucial</text:p>
          </text:list-item>
          <text:list-item>
            <text:p text:style-name="P20">judicial</text:p>
          </text:list-item>
          <text:list-item>
            <text:p text:style-name="P20">financial</text:p>
          </text:list-item>
          <text:list-item>
            <text:p text:style-name="P20">dominion</text:p>
          </text:list-item>
          <text:list-item>
            <text:p text:style-name="P20">rebellion</text:p>
          </text:list-item>
          <text:list-item>
            <text:p text:style-name="P20">valiant</text:p>
          </text:list-item>
          <text:list-item>
            <text:p text:style-name="P20">peculiar</text:p>
          </text:list-item>
          <text:list-item>
            <text:p text:style-name="P20">familiar</text:p>
          </text:list-item>
          <text:list-item>
            <text:p text:style-name="P20">diligent</text:p>
          </text:list-item>
          <text:list-item>
            <text:p text:style-name="P20">decency</text:p>
          </text:list-item>
          <text:list-item>
            <text:p text:style-name="P20">benefit</text:p>
          </text:list-item>
          <text:list-item>
            <text:p text:style-name="P20">faculty</text:p>
          </text:list-item>
          <text:list-item>
            <text:p text:style-name="P20">luxury</text:p>
          </text:list-item>
          <text:list-item>
            <text:p text:style-name="P20">currency</text:p>
          </text:list-item>
          <text:list-item>
            <text:p text:style-name="P20">mineral</text:p>
          </text:list-item>
          <text:list-item>
            <text:p text:style-name="P20">decipher</text:p>
          </text:list-item>
          <text:list-item>
            <text:p text:style-name="P20">amendment</text:p>
          </text:list-item>
          <text:list-item>
            <text:p text:style-name="P20">attachment</text:p>
          </text:list-item>
          <text:list-item>
            <text:p text:style-name="P20">opponent</text:p>
          </text:list-item>
        </text:list>
      </text:section>
      <text:p text:style-name="P21">:::::::::::::::::::::::::::::::::::::::::::::::::::::::::::::::::::::::</text:p>
      <text:p text:style-name="P21"/>
      <text:list xml:id="list964807480" text:style-name="L3">
        <text:list-item>
          <text:p text:style-name="P19">International relations are complex. It is not realistic to expect there will be no conflicts in the world. </text:p>
        </text:list-item>
        <text:list-item>
          <text:p text:style-name="P19">The messenger said that the policeman survived the shoot-out and captured the criminal. </text:p>
        </text:list-item>
        <text:list-item>
          <text:p text:style-name="P19">The official representative tried to negotiate a treaty that would not violate international rights.</text:p>
        </text:list-item>
        <text:list-item>
          <text:p text:style-name="P19">Peace in society is not automatic, it requires ordinary citizens to be obedient to the law.</text:p>
        </text:list-item>
        <text:list-item>
          <text:p text:style-name="P19">Citizens can go to the federal distribution center to get food supplies.</text:p>
        </text:list-item>
        <text:list-item>
          <text:p text:style-name="P19">After finding the drug mixture in his home, the evidence against the suspect was strong.</text:p>
        </text:list-item>
      </text:list>
      <text:p text:style-name="P1"/>
      <text:p text:style-name="P1"/>
      <text:p text:style-name="P9"><text:s text:c="3"/>Name ___________ <text:s text:c="4"/>ID#______________</text:p>
      <text:section text:style-name="Sect1" text:name="Section2">
        <text:list xml:id="list141114222205627" text:continue-list="list3075739503" text:style-name="L2">
          <text:list-item text:start-value="1">
            <text:p text:style-name="P12"><text:span text:style-name="T1">g</text:span>lacial</text:p>
          </text:list-item>
          <text:list-item>
            <text:p text:style-name="P12">crucial</text:p>
          </text:list-item>
          <text:list-item>
            <text:p text:style-name="P12">judicial</text:p>
          </text:list-item>
          <text:list-item>
            <text:p text:style-name="P12">financial</text:p>
          </text:list-item>
          <text:list-item>
            <text:p text:style-name="P12">dominion</text:p>
          </text:list-item>
          <text:list-item>
            <text:p text:style-name="P12">rebellion</text:p>
          </text:list-item>
          <text:list-item>
            <text:p text:style-name="P12">valiant</text:p>
          </text:list-item>
          <text:list-item>
            <text:p text:style-name="P12">peculiar</text:p>
          </text:list-item>
          <text:list-item>
            <text:p text:style-name="P12">familiar</text:p>
          </text:list-item>
          <text:list-item>
            <text:p text:style-name="P12">diligent</text:p>
          </text:list-item>
          <text:list-item>
            <text:p text:style-name="P12">decency</text:p>
          </text:list-item>
          <text:list-item>
            <text:p text:style-name="P12">benefit</text:p>
          </text:list-item>
          <text:list-item>
            <text:p text:style-name="P12">faculty</text:p>
          </text:list-item>
          <text:list-item>
            <text:p text:style-name="P12">luxury</text:p>
          </text:list-item>
          <text:list-item>
            <text:p text:style-name="P12">currency</text:p>
          </text:list-item>
          <text:list-item>
            <text:p text:style-name="P12">mineral</text:p>
          </text:list-item>
          <text:list-item>
            <text:p text:style-name="P12">decipher</text:p>
          </text:list-item>
          <text:list-item>
            <text:p text:style-name="P12">amendment</text:p>
          </text:list-item>
          <text:list-item>
            <text:p text:style-name="P12">attachment</text:p>
          </text:list-item>
          <text:list-item>
            <text:p text:style-name="P12">opponent</text:p>
          </text:list-item>
        </text:list>
      </text:section>
      <text:list xml:id="list1360890063" text:style-name="L4">
        <text:list-item>
          <text:p text:style-name="P14">International relations are complex. It is not realistic to expect there will be no conflicts in the world. </text:p>
        </text:list-item>
        <text:list-item>
          <text:p text:style-name="P14">The messenger said that the policeman survived the shoot-out and captured the criminal. </text:p>
        </text:list-item>
        <text:list-item>
          <text:p text:style-name="P14">The official representative tried to negotiate a treaty that would not violate international rights.</text:p>
        </text:list-item>
        <text:list-item>
          <text:p text:style-name="P14">Peace in society is not automatic, it requires ordinary citizens to be obedient to the law.</text:p>
        </text:list-item>
        <text:list-item>
          <text:p text:style-name="P14">Citizens can go to the federal distribution center to get food supplies.</text:p>
        </text:list-item>
        <text:list-item>
          <text:p text:style-name="P15">After finding the drug mixture in his home, the evidence against the suspect was strong.</text:p>
          <text:p text:style-name="P10"/>
          <text:p text:style-name="P10"><text:span text:style-name="T1">Name ___________ <text:s text:c="4"/>ID#______________</text:span></text:p>
        </text:list-item>
      </text:list>
      <text:section text:style-name="Sect1" text:name="Section3">
        <text:list xml:id="list141114781081932" text:continue-list="list141114222205627" text:style-name="L2">
          <text:list-item text:start-value="1">
            <text:p text:style-name="P13"><text:span text:style-name="T1">g</text:span>lacial</text:p>
          </text:list-item>
          <text:list-item>
            <text:p text:style-name="P13">crucial</text:p>
          </text:list-item>
          <text:list-item>
            <text:p text:style-name="P13">judicial</text:p>
          </text:list-item>
          <text:list-item>
            <text:p text:style-name="P13">financial</text:p>
          </text:list-item>
          <text:list-item>
            <text:p text:style-name="P13">dominion</text:p>
          </text:list-item>
          <text:list-item>
            <text:p text:style-name="P13">rebellion</text:p>
          </text:list-item>
          <text:list-item>
            <text:p text:style-name="P13">valiant</text:p>
          </text:list-item>
          <text:list-item>
            <text:p text:style-name="P13">peculiar</text:p>
          </text:list-item>
          <text:list-item>
            <text:p text:style-name="P13">familiar</text:p>
          </text:list-item>
          <text:list-item>
            <text:p text:style-name="P13">diligent</text:p>
          </text:list-item>
          <text:list-item>
            <text:p text:style-name="P13">decency</text:p>
          </text:list-item>
          <text:list-item>
            <text:p text:style-name="P13">benefit</text:p>
          </text:list-item>
          <text:list-item>
            <text:p text:style-name="P13">faculty</text:p>
          </text:list-item>
          <text:list-item>
            <text:p text:style-name="P13">luxury</text:p>
          </text:list-item>
          <text:list-item>
            <text:p text:style-name="P13">currency</text:p>
          </text:list-item>
          <text:list-item>
            <text:p text:style-name="P13">mineral</text:p>
          </text:list-item>
          <text:list-item>
            <text:p text:style-name="P13">decipher</text:p>
          </text:list-item>
          <text:list-item>
            <text:p text:style-name="P13">amendment</text:p>
          </text:list-item>
          <text:list-item>
            <text:p text:style-name="P13">attachment</text:p>
          </text:list-item>
          <text:list-item>
            <text:p text:style-name="P13">opponent</text:p>
          </text:list-item>
        </text:list>
      </text:section>
      <text:list xml:id="list1399007214" text:style-name="L5">
        <text:list-item>
          <text:p text:style-name="P16">International relations are complex. It is not realistic to expect there will be no conflicts in the world. </text:p>
        </text:list-item>
        <text:list-item>
          <text:p text:style-name="P16">The messenger said that the policeman survived the shoot-out and captured the criminal. </text:p>
        </text:list-item>
        <text:list-item>
          <text:p text:style-name="P16">The official representative tried to negotiate a treaty that would not violate international rights.</text:p>
        </text:list-item>
        <text:list-item>
          <text:p text:style-name="P16">Peace in society is not automatic, it requires ordinary citizens to be obedient to the law.</text:p>
        </text:list-item>
        <text:list-item>
          <text:p text:style-name="P16">Citizens can go to the federal distribution center to get food supplies.</text:p>
        </text:list-item>
        <text:list-item>
          <text:p text:style-name="P16">After finding the drug mixture in his home, the evidence against the suspect was strong.</text:p>
          <text:p text:style-name="P16"><text:span text:style-name="T5"/></text:p>
          <text:p text:style-name="P16"><text:span text:style-name="T5">N</text:span><text:span text:style-name="T6">ame ___________ <text:s text:c="4"/>ID#______________</text:span></text:p>
        </text:list-item>
      </text:list>
      <text:section text:style-name="Sect1" text:name="Section4">
        <text:list xml:id="list141114970990858" text:continue-list="list141114781081932" text:style-name="L2">
          <text:list-item text:start-value="1">
            <text:p text:style-name="P13"><text:span text:style-name="T1">g</text:span>lacial</text:p>
          </text:list-item>
          <text:list-item>
            <text:p text:style-name="P13">crucial</text:p>
          </text:list-item>
          <text:list-item>
            <text:p text:style-name="P13">judicial</text:p>
          </text:list-item>
          <text:list-item>
            <text:p text:style-name="P13">financial</text:p>
          </text:list-item>
          <text:list-item>
            <text:p text:style-name="P13">dominion</text:p>
          </text:list-item>
          <text:list-item>
            <text:p text:style-name="P13">rebellion</text:p>
          </text:list-item>
          <text:list-item>
            <text:p text:style-name="P13">valiant</text:p>
          </text:list-item>
          <text:list-item>
            <text:p text:style-name="P13">peculiar</text:p>
          </text:list-item>
          <text:list-item>
            <text:p text:style-name="P13">familiar</text:p>
          </text:list-item>
          <text:list-item>
            <text:p text:style-name="P13">diligent</text:p>
          </text:list-item>
          <text:list-item>
            <text:p text:style-name="P13">decency</text:p>
          </text:list-item>
          <text:list-item>
            <text:p text:style-name="P13">benefit</text:p>
          </text:list-item>
          <text:list-item>
            <text:p text:style-name="P13">faculty</text:p>
          </text:list-item>
          <text:list-item>
            <text:p text:style-name="P13">luxury</text:p>
          </text:list-item>
          <text:list-item>
            <text:p text:style-name="P13">currency</text:p>
          </text:list-item>
          <text:list-item>
            <text:p text:style-name="P13">mineral</text:p>
          </text:list-item>
          <text:list-item>
            <text:p text:style-name="P13">decipher</text:p>
          </text:list-item>
          <text:list-item>
            <text:p text:style-name="P13">amendment</text:p>
          </text:list-item>
          <text:list-item>
            <text:p text:style-name="P13">attachment</text:p>
          </text:list-item>
          <text:list-item>
            <text:p text:style-name="P13">opponent</text:p>
          </text:list-item>
        </text:list>
      </text:section>
      <text:list xml:id="list4053428369" text:style-name="L6">
        <text:list-item>
          <text:p text:style-name="P17">International relations are complex. It is not realistic to expect there will be no conflicts in the world. </text:p>
        </text:list-item>
        <text:list-item>
          <text:p text:style-name="P17">The messenger said that the policeman survived the shoot-out and captured the criminal. </text:p>
        </text:list-item>
        <text:list-item>
          <text:p text:style-name="P17">The official representative tried to negotiate a treaty that would not violate international rights.</text:p>
        </text:list-item>
        <text:list-item>
          <text:p text:style-name="P17">Peace in society is not automatic, it requires ordinary citizens to be obedient to the law.</text:p>
        </text:list-item>
        <text:list-item>
          <text:p text:style-name="P17">Citizens can go to the federal distribution center to get food supplies.</text:p>
        </text:list-item>
        <text:list-item>
          <text:p text:style-name="P17">After finding the drug mixture in his home, the evidence against the suspect was strong.</text:p>
          <text:p text:style-name="P11"/>
          <text:p text:style-name="P11"><text:span text:style-name="T1">Name ___________ <text:s text:c="4"/>ID#______________</text:span></text:p>
        </text:list-item>
      </text:list>
      <text:section text:style-name="Sect1" text:name="Section5">
        <text:list xml:id="list141115004969479" text:continue-list="list141114970990858" text:style-name="L2">
          <text:list-item text:start-value="1">
            <text:p text:style-name="P13"><text:span text:style-name="T1">g</text:span>lacial</text:p>
          </text:list-item>
          <text:list-item>
            <text:p text:style-name="P13">crucial</text:p>
          </text:list-item>
          <text:list-item>
            <text:p text:style-name="P13">judicial</text:p>
          </text:list-item>
          <text:list-item>
            <text:p text:style-name="P13">financial</text:p>
          </text:list-item>
          <text:list-item>
            <text:p text:style-name="P13">dominion</text:p>
          </text:list-item>
          <text:list-item>
            <text:p text:style-name="P13">rebellion</text:p>
          </text:list-item>
          <text:list-item>
            <text:p text:style-name="P13">valiant</text:p>
          </text:list-item>
          <text:list-item>
            <text:p text:style-name="P13">peculiar</text:p>
          </text:list-item>
          <text:list-item>
            <text:p text:style-name="P13">familiar</text:p>
          </text:list-item>
          <text:list-item>
            <text:p text:style-name="P13">diligent</text:p>
          </text:list-item>
          <text:list-item>
            <text:p text:style-name="P13">decency</text:p>
          </text:list-item>
          <text:list-item>
            <text:p text:style-name="P13">benefit</text:p>
          </text:list-item>
          <text:list-item>
            <text:p text:style-name="P13">faculty</text:p>
          </text:list-item>
          <text:list-item>
            <text:p text:style-name="P13">luxury</text:p>
          </text:list-item>
          <text:list-item>
            <text:p text:style-name="P13">currency</text:p>
          </text:list-item>
          <text:list-item>
            <text:p text:style-name="P13">mineral</text:p>
          </text:list-item>
          <text:list-item>
            <text:p text:style-name="P13">decipher</text:p>
          </text:list-item>
          <text:list-item>
            <text:p text:style-name="P13">amendment</text:p>
          </text:list-item>
          <text:list-item>
            <text:p text:style-name="P13">attachment</text:p>
          </text:list-item>
          <text:list-item>
            <text:p text:style-name="P13">opponent</text:p>
          </text:list-item>
        </text:list>
      </text:section>
      <text:list xml:id="list2316360822" text:style-name="L7">
        <text:list-item>
          <text:p text:style-name="P18">International relations are complex. It is not realistic to expect there will be no conflicts in the world. </text:p>
        </text:list-item>
        <text:list-item>
          <text:p text:style-name="P18">The messenger said that the policeman survived the shoot-out and captured the criminal. </text:p>
        </text:list-item>
        <text:list-item>
          <text:p text:style-name="P18">The official representative tried to negotiate a treaty that would not violate international rights.</text:p>
        </text:list-item>
        <text:list-item>
          <text:p text:style-name="P18">Peace in society is not automatic, it requires ordinary citizens to be obedient to the law.</text:p>
        </text:list-item>
        <text:list-item>
          <text:p text:style-name="P18">Citizens can go to the federal distribution center to get food supplies.</text:p>
        </text:list-item>
        <text:list-item>
          <text:p text:style-name="P18">After finding the drug mixture in his home, the evidence against the suspect was strong.</text:p>
          <text:p text:style-name="P4"><text:span text:style-name="T3"/>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3:36:40.252964847</meta:creation-date>
    <dc:date>2023-10-11T14:11:13.232192473</dc:date>
    <meta:editing-duration>PT3M52S</meta:editing-duration>
    <meta:editing-cycles>1</meta:editing-cycles>
    <meta:document-statistic meta:table-count="0" meta:image-count="0" meta:object-count="0" meta:page-count="2" meta:paragraph-count="135" meta:word-count="683" meta:character-count="4056" meta:non-whitespace-character-count="3609"/>
    <meta:generator>LibreOffice/7.3.7.2$Linux_X86_64 LibreOffice_project/30$Build-2</meta:generator>
  </office:meta>
</office:document-meta>
</file>